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0c54e" officeooo:paragraph-rsid="0000c54e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00c54e" officeooo:paragraph-rsid="0000c54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paragraph-rsid="0000c54e"/>
    </style:style>
    <style:style style:name="P4" style:family="paragraph" style:parent-style-name="Preformatted_20_Text">
      <style:text-properties fo:font-style="normal" style:text-underline-style="none" fo:font-weight="normal" officeooo:rsid="0000c54e" officeooo:paragraph-rsid="0000c54e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none" fo:font-weight="normal" officeooo:rsid="0000c54e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2d3b45" style:font-name="Monaco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2d3b45" style:font-name="Monaco" fo:letter-spacing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p text:style-name="P3"><text:span text:style-name="T1"><text:s/>how do I determine the name in git adding and commiting eg.</text:span></text:p>
      <text:p text:style-name="P3"><text:span text:style-name="T1"><text:s/></text:span><text:span text:style-name="Source_20_Text"><text:span text:style-name="T2">$ git commit -m "Add intro paragraph"</text:span></text:span></text:p>
      <text:p text:style-name="P4"><text:span text:style-name="Source_20_Text"><text:span text:style-name="T3">$ git commit -m "Add initial hello world page"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28:20.807423909</meta:creation-date>
    <dc:date>2020-02-04T11:31:35.587156570</dc:date>
    <meta:editing-duration>PT3M18S</meta:editing-duration>
    <meta:editing-cycles>1</meta:editing-cycles>
    <meta:document-statistic meta:table-count="0" meta:image-count="0" meta:object-count="0" meta:page-count="1" meta:paragraph-count="4" meta:word-count="29" meta:character-count="153" meta:non-whitespace-character-count="126"/>
    <meta:generator>LibreOffice/6.0.3.2$Linux_X86_64 LibreOffice_project/00m0$Build-2</meta:generator>
  </office:meta>
</office:document-meta>
</file>